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2558DBAB41244FABCC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 fo:break-before="auto" fo:break-after="auto"/>
      <style:text-properties fo:color="#999999" loext:opacity="100%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0cm" style:auto-text-indent="false" fo:break-before="auto" fo:break-after="auto"/>
    </style:style>
    <style:style style:name="P4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0cm" style:auto-text-indent="false" fo:break-before="auto" fo:break-after="auto"/>
      <style:text-properties fo:color="#333333" loext:opacity="100%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.318cm" fo:margin-bottom="0.318cm" style:contextual-spacing="false" fo:line-height="150%" fo:text-align="justify" style:justify-single-word="false"/>
      <style:text-properties fo:color="#333333" loext:opacity="100%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.318cm" fo:margin-bottom="0.318cm" style:contextual-spacing="false" fo:line-height="150%" fo:text-align="center" style:justify-single-word="false" fo:break-before="auto" fo:break-after="auto"/>
      <style:text-properties fo:color="#333333" loext:opacity="100%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.318cm" fo:margin-bottom="0.318cm" style:contextual-spacing="false" fo:line-height="150%" fo:text-align="justify" style:justify-single-word="false" fo:break-before="auto" fo:break-after="auto"/>
      <style:text-properties fo:color="#333333" loext:opacity="100%" fo:font-size="12pt" style:font-size-asian="12pt" style:font-size-complex="12pt"/>
    </style:style>
    <style:style style:name="P8" style:family="paragraph" style:parent-style-name="Standard">
      <style:paragraph-properties fo:margin-top="0.318cm" fo:margin-bottom="0.318cm" style:contextual-spacing="false" fo:line-height="150%" fo:text-align="justify" style:justify-single-word="false"/>
      <style:text-properties fo:color="#333333" loext:opacity="100%" fo:font-size="12pt" style:font-size-asian="12pt" style:font-size-complex="12pt"/>
    </style:style>
    <style:style style:name="P9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0cm" style:auto-text-indent="false" fo:break-before="auto" fo:break-after="auto"/>
      <style:text-properties fo:color="#333333" loext:opacity="100%" fo:font-size="12pt" style:font-size-asian="12pt" style:font-size-complex="12pt"/>
    </style:style>
    <style:style style:name="P10" style:family="paragraph" style:parent-style-name="Standard">
      <style:paragraph-properties fo:margin-top="0.318cm" fo:margin-bottom="0.318cm" style:contextual-spacing="false" fo:line-height="150%" fo:text-align="justify" style:justify-single-word="false"/>
      <style:text-properties fo:color="#333333" loext:opacity="100%"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0cm" style:auto-text-indent="false" fo:break-before="auto" fo:break-after="auto"/>
      <style:text-properties fo:color="#ff0000" loext:opacity="100%" fo:font-size="12pt" fo:font-weight="bold" style:font-size-asian="12pt" style:font-weight-asian="bold" style:font-size-complex="12pt"/>
    </style:style>
    <style:style style:name="P12" style:family="paragraph" style:parent-style-name="Standard" style:master-page-name="Standard">
      <style:paragraph-properties fo:margin-left="0cm" fo:margin-right="0cm" fo:margin-top="0.318cm" fo:margin-bottom="0.318cm" style:contextual-spacing="false" fo:line-height="150%" fo:text-align="center" style:justify-single-word="false" fo:text-indent="0cm" style:auto-text-indent="false" style:page-number="1" fo:break-before="auto" fo:break-after="auto"/>
      <style:text-properties fo:color="#333333" loext:opacity="100%" fo:font-size="12pt" fo:font-weight="bold" style:font-size-asian="12pt" style:font-weight-asian="bold" style:font-size-complex="12pt"/>
    </style:style>
    <style:style style:name="P13" style:family="paragraph" style:parent-style-name="Standard" style:list-style-name="WWNum1">
      <style:paragraph-properties fo:margin-left="1.27cm" fo:margin-right="0cm" fo:margin-top="0.318cm" fo:margin-bottom="0cm" style:contextual-spacing="false" fo:line-height="150%" fo:text-align="justify" style:justify-single-word="false" fo:text-indent="-0.635cm" style:auto-text-indent="false" fo:break-before="auto" fo:break-after="auto"/>
      <style:text-properties fo:color="#333333" loext:opacity="100%" fo:font-size="12pt" style:font-size-asian="12pt" style:font-size-complex="12pt"/>
    </style:style>
    <style:style style:name="P14" style:family="paragraph" style:parent-style-name="Standard" style:list-style-name="WWNum1">
      <style:paragraph-properties fo:margin-left="1.27cm" fo:margin-right="0cm" fo:margin-top="0cm" fo:margin-bottom="0.318cm" style:contextual-spacing="false" fo:line-height="150%" fo:text-align="justify" style:justify-single-word="false" fo:text-indent="-0.635cm" style:auto-text-indent="false" fo:break-before="auto" fo:break-after="auto"/>
      <style:text-properties fo:color="#333333" loext:opacity="100%" fo:font-size="12pt" style:font-size-asian="12pt" style:font-size-complex="12pt"/>
    </style:style>
    <style:style style:name="P15" style:family="paragraph" style:parent-style-name="Standard" style:list-style-name="WWNum2">
      <style:paragraph-properties fo:margin-left="1.27cm" fo:margin-right="0cm" fo:margin-top="0.318cm" fo:margin-bottom="0cm" style:contextual-spacing="false" fo:line-height="150%" fo:text-align="justify" style:justify-single-word="false" fo:text-indent="-0.635cm" style:auto-text-indent="false" fo:break-before="auto" fo:break-after="auto"/>
    </style:style>
    <style:style style:name="P16" style:family="paragraph" style:parent-style-name="Standard" style:list-style-name="WWNum2">
      <style:paragraph-properties fo:margin-left="1.27cm" fo:margin-right="0cm" fo:margin-top="0cm" fo:margin-bottom="0cm" style:contextual-spacing="false" fo:line-height="150%" fo:text-align="justify" style:justify-single-word="false" fo:text-indent="-0.635cm" style:auto-text-indent="false" fo:break-before="auto" fo:break-after="auto"/>
    </style:style>
    <style:style style:name="P17" style:family="paragraph" style:parent-style-name="Standard" style:list-style-name="WWNum2">
      <style:paragraph-properties fo:margin-left="1.27cm" fo:margin-right="0cm" fo:margin-top="0cm" fo:margin-bottom="0.318cm" style:contextual-spacing="false" fo:line-height="150%" fo:text-align="justify" style:justify-single-word="false" fo:text-indent="-0.635cm" style:auto-text-indent="false" fo:break-before="auto" fo:break-after="auto"/>
    </style:style>
    <style:style style:name="P18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0cm" style:auto-text-indent="false" fo:break-before="auto" fo:break-after="auto"/>
      <style:text-properties fo:color="#ff0000" loext:opacity="100%" fo:font-size="12pt" fo:font-weight="bold" fo:background-color="#ffff00" style:font-size-asian="12pt" style:font-weight-asian="bold" style:font-size-complex="12pt"/>
    </style:style>
    <style:style style:name="T1" style:family="text">
      <style:text-properties fo:color="#333333" loext:opacity="100%" fo:font-size="12pt" fo:font-weight="bold" style:font-size-asian="12pt" style:font-weight-asian="bold" style:font-size-complex="12pt"/>
    </style:style>
    <style:style style:name="T2" style:family="text">
      <style:text-properties fo:color="#333333" loext:opacity="100%" fo:font-size="12pt" style:font-size-asian="12pt" style:font-size-complex="12pt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ISTA DE EXERCÍCIOS 006A - Entregar</text:p>
      <text:p text:style-name="P4">Nessa versão faremos os seguintes ajustes.</text:p>
      <text:p text:style-name="P3"><text:span text:style-name="T2">Modele as classes referentes aos funcionários de uma universidade, que serão os</text:span><text:span text:style-name="T1"> professores, coordenadores</text:span><text:span text:style-name="T2"> e</text:span><text:span text:style-name="T1"> funcionários administrativos. </text:span></text:p>
      <text:p text:style-name="P4"/>
      <text:p text:style-name="P4">O que fazer de novo: </text:p>
      <text:p text:style-name="P11">Teremos agora estagiários, - esses não têm salários e sim bolsas.</text:p>
      <text:p text:style-name="P18">Estagiários são vinculados a professores que têm até 2 - dois.</text:p>
      <text:p text:style-name="P11"><text:span text:style-name="T4">Todos os funcionários e estagiários terão a função reembols</text:span>o despesas.</text:p>
      <text:p text:style-name="P11">Fim! </text:p>
      <text:p text:style-name="P11"/>
      <text:p text:style-name="P3"><text:span text:style-name="T2">Os atributos comuns de </text:span><text:span text:style-name="T1">todos os funcionários</text:span><text:span text:style-name="T2"> são: Nome, CPF, número de registro, órgão de lotação e salário. </text:span></text:p>
      <text:p text:style-name="P3"><text:span text:style-name="T2">Os </text:span><text:span text:style-name="T1">professores </text:span><text:span text:style-name="T2">possuem os atributos: Nível de graduação, disciplina ministrada , quantidade de alunos e quantidade de turmas. </text:span></text:p>
      <text:p text:style-name="P3"><text:span text:style-name="T2">Os </text:span><text:span text:style-name="T1">coordenadores</text:span><text:span text:style-name="T2"> possuem os atributos: ProfessoresSupervisionados</text:span></text:p>
      <text:p text:style-name="P3"><text:span text:style-name="T2">Os </text:span><text:span text:style-name="T1">funcionários administrativos</text:span><text:span text:style-name="T2"> possuem os atributos: Função Administrativa e Senioridade.</text:span></text:p>
      <text:p text:style-name="P9">Implemente, além dos getters e setters e os construtores, os seguintes métodos:</text:p>
      <text:list xml:id="list644435830" text:style-name="WWNum2">
        <text:list-item>
          <text:p text:style-name="P15"><text:span text:style-name="T1">aumentoSalario</text:span><text:span text:style-name="T2">: para todos</text:span><text:span text:style-name="T1"> menos</text:span><text:span text:style-name="T2"> os coordenadores aumenta o salário em 10% e para os coordenadores o aumento é de 5%. </text:span></text:p>
        </text:list-item>
        <text:list-item>
          <text:p text:style-name="P16"><text:span text:style-name="T1">adicionaTurma:</text:span><text:span text:style-name="T2"> para os professores. </text:span></text:p>
        </text:list-item>
        <text:list-item>
          <text:p text:style-name="P17"><text:span text:style-name="T1">adicionaProfessor</text:span><text:span text:style-name="T2"> (para os coordenadores): Para adicionar um professor na lista de professores supervisionados. </text:span></text:p>
        </text:list-item>
      </text:list>
      <text:p text:style-name="P7"/>
      <text:p text:style-name="P6">LEVEL UP</text:p>
      <text:list xml:id="list1589194983" text:style-name="WWNum1">
        <text:list-item>
          <text:p text:style-name="P13"><text:soft-page-break/>Crie uma classe turma, que se tornará uma caraterística dos professores por meio de composição.</text:p>
        </text:list-item>
        <text:list-item>
          <text:p text:style-name="P14">Limite a quantidade de professores supervisionados na classe coordenador.</text:p>
        </text:list-item>
      </text:list>
      <text:p text:style-name="P4"/>
      <text:p text:style-name="P10">Como entregar os exercícios:</text:p>
      <text:p text:style-name="P8">Documentar a entrega marcando no classroom e adicionar o link do repositório do GitHub contendo o código do desafio e a descrição do projeto no arquivo Readme.md, ou seja, você irá criar um repositório para essa aula e mandar o link dele, com os exercícios finalizados, via classroom.</text:p>
      <text:p text:style-name="P5">Lembrando que essa lista tem partes A e B e a entrega deve contemplar as duas part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break-before="auto" fo:break-after="auto"/>
      <style:text-properties fo:color="#999999" loext:opacity="100%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ista de Exercícios - Herança<draw:frame draw:style-name="Mfr1" draw:name="image1.png" text:anchor-type="char" svg:x="14.175cm" svg:y="-0.476cm" svg:width="1.732cm" svg:height="1.034cm" draw:z-index="1"><draw:image xlink:href="Pictures/10000001000003E8000002558DBAB41244FABCC3.png" xlink:type="simple" xlink:show="embed" xlink:actuate="onLoad" draw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0T16:45:27.147000000</dc:date>
    <meta:editing-duration>PT1H9M45S</meta:editing-duration>
    <meta:editing-cycles>1</meta:editing-cycles>
    <meta:document-statistic meta:table-count="0" meta:image-count="1" meta:object-count="0" meta:page-count="2" meta:paragraph-count="23" meta:word-count="273" meta:character-count="1781" meta:non-whitespace-character-count="1528"/>
  </office:meta>
</office:document-meta>
</file>